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9f" officeooo:paragraph-rsid="000c1e9f"/>
    </style:style>
    <style:style style:name="P2" style:family="paragraph" style:parent-style-name="Standard">
      <style:text-properties fo:font-weight="bold" officeooo:rsid="000c1e9f" officeooo:paragraph-rsid="000c1e9f" fo:background-color="#ffff00" style:font-weight-asian="bold" style:font-weight-complex="bold"/>
    </style:style>
    <style:style style:name="P3" style:family="paragraph" style:parent-style-name="Standard">
      <style:text-properties fo:color="#c9211e" fo:font-weight="bold" officeooo:rsid="000c1e9f" officeooo:paragraph-rsid="000c1e9f" fo:background-color="#ffff00" style:font-weight-asian="bold" style:font-weight-complex="bold"/>
    </style:style>
    <style:style style:name="P4" style:family="paragraph" style:parent-style-name="Standard">
      <style:text-properties style:use-window-font-color="true" fo:font-weight="normal" officeooo:rsid="000c1e9f" officeooo:paragraph-rsid="000c1e9f" fo:background-color="#ffffff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0dbd4d" officeooo:paragraph-rsid="000dbd4d" fo:background-color="#ffffff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0ebda5" officeooo:paragraph-rsid="000ebda5" fo:background-color="#ffffff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0ebda5" officeooo:paragraph-rsid="000f3622" fo:background-color="#ffff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0f3622" officeooo:paragraph-rsid="000f3622" fo:background-color="#ffffff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0dbd4d" officeooo:paragraph-rsid="000dbd4d" fo:background-color="#8b0000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0f3622" officeooo:paragraph-rsid="000f3622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19a66" officeooo:paragraph-rsid="00119a66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119a66" officeooo:paragraph-rsid="00130a4a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130a4a" officeooo:paragraph-rsid="00119a66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134a95" officeooo:paragraph-rsid="00134a95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13d543" officeooo:paragraph-rsid="0013d543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119a66" officeooo:paragraph-rsid="00119a66" fo:background-color="#008080" style:font-weight-asian="normal" style:font-weight-complex="normal"/>
    </style:style>
    <style:style style:name="P17" style:family="paragraph" style:parent-style-name="Standard">
      <style:text-properties style:use-window-font-color="true" fo:font-weight="bold" officeooo:rsid="0013d543" officeooo:paragraph-rsid="0013d543" fo:background-color="transparent" style:font-weight-asian="bold" style:font-weight-complex="bold"/>
    </style:style>
    <style:style style:name="P18" style:family="paragraph" style:parent-style-name="Heading_20_2">
      <style:text-properties officeooo:paragraph-rsid="0019a20b"/>
    </style:style>
    <style:style style:name="P19" style:family="paragraph" style:parent-style-name="Heading_20_3">
      <style:text-properties fo:color="#000000" fo:font-weight="bold" style:font-weight-asian="bold" style:font-weight-complex="bold"/>
    </style:style>
    <style:style style:name="P20" style:family="paragraph" style:parent-style-name="Standard">
      <style:text-properties style:use-window-font-color="true" fo:font-weight="normal" officeooo:rsid="000f3622" officeooo:paragraph-rsid="000f3622" fo:background-color="#000080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13d543" officeooo:paragraph-rsid="0013d543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14c1e6" officeooo:paragraph-rsid="0014c1e6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14c1e6" officeooo:paragraph-rsid="0014d44e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14c1e6" officeooo:paragraph-rsid="00153c7b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14c1e6" officeooo:paragraph-rsid="0019a20b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14c1e6" officeooo:paragraph-rsid="0019a20b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4d44e" officeooo:paragraph-rsid="0014d44e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53c7b" officeooo:paragraph-rsid="00153c7b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53c7b" officeooo:paragraph-rsid="00153c7b" fo:background-color="#800000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69ddc" officeooo:paragraph-rsid="00169ddc" fo:background-color="#800000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87e76" officeooo:paragraph-rsid="00187e76" fo:background-color="#800000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87e76" officeooo:paragraph-rsid="00187e76" fo:background-color="#ffffff" style:font-weight-asian="normal" style:font-weight-complex="normal"/>
    </style:style>
    <style:style style:name="P33" style:family="paragraph" style:parent-style-name="Standard">
      <style:text-properties officeooo:paragraph-rsid="0014c1e6"/>
    </style:style>
    <style:style style:name="P34" style:family="paragraph" style:parent-style-name="Standard">
      <style:text-properties officeooo:paragraph-rsid="00153c7b"/>
    </style:style>
    <style:style style:name="P35" style:family="paragraph" style:parent-style-name="Standard">
      <style:text-properties fo:color="#000000" officeooo:rsid="00153c7b" officeooo:paragraph-rsid="00153c7b" fo:background-color="#ffffff"/>
    </style:style>
    <style:style style:name="P36" style:family="paragraph" style:parent-style-name="Standard">
      <style:text-properties fo:color="#000000" fo:font-weight="normal" officeooo:rsid="00187e76" officeooo:paragraph-rsid="00187e76" fo:background-color="#9932cc" style:font-weight-asian="normal" style:font-weight-complex="normal"/>
    </style:style>
    <style:style style:name="P37" style:family="paragraph" style:parent-style-name="Standard">
      <style:text-properties fo:color="#000000" fo:font-weight="normal" officeooo:rsid="0019a20b" officeooo:paragraph-rsid="0019a20b" fo:background-color="#9932cc" style:font-weight-asian="normal" style:font-weight-complex="normal"/>
    </style:style>
    <style:style style:name="P38" style:family="paragraph" style:parent-style-name="Standard">
      <style:text-properties fo:color="#000000" fo:font-weight="normal" officeooo:rsid="0014c1e6" officeooo:paragraph-rsid="0019a20b" fo:background-color="#adff2f" style:font-weight-asian="normal" style:font-weight-complex="normal"/>
    </style:style>
    <style:style style:name="P39" style:family="paragraph" style:parent-style-name="Standard">
      <style:text-properties fo:color="#000000" fo:font-weight="normal" officeooo:rsid="0019a20b" officeooo:paragraph-rsid="0019a20b" fo:background-color="#adff2f" style:font-weight-asian="normal" style:font-weight-complex="normal"/>
    </style:style>
    <style:style style:name="P40" style:family="paragraph" style:parent-style-name="Standard">
      <style:text-properties fo:color="#000000" fo:font-weight="normal" officeooo:rsid="001a4a30" officeooo:paragraph-rsid="001a4a30" fo:background-color="#adff2f" style:font-weight-asian="normal" style:font-weight-complex="normal"/>
    </style:style>
    <style:style style:name="P41" style:family="paragraph" style:parent-style-name="Standard">
      <style:text-properties fo:color="#000000" fo:font-weight="normal" officeooo:rsid="001a4a30" officeooo:paragraph-rsid="001a4a30" fo:background-color="#000000" style:font-weight-asian="normal" style:font-weight-complex="normal"/>
    </style:style>
    <style:style style:name="P42" style:family="paragraph" style:parent-style-name="Standard">
      <style:text-properties fo:color="#000000" fo:font-weight="normal" officeooo:rsid="001a4a30" officeooo:paragraph-rsid="001a4a30" fo:background-color="#00ced1" style:font-weight-asian="normal" style:font-weight-complex="normal"/>
    </style:style>
    <style:style style:name="T1" style:family="text">
      <style:text-properties officeooo:rsid="000c1e9f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f3622" fo:background-color="transparent" loext:char-shading-value="0"/>
    </style:style>
    <style:style style:name="T4" style:family="text">
      <style:text-properties fo:background-color="#800000" loext:char-shading-value="0"/>
    </style:style>
    <style:style style:name="T5" style:family="text">
      <style:text-properties officeooo:rsid="000c1e9f" fo:background-color="#800000" loext:char-shading-value="0"/>
    </style:style>
    <style:style style:name="T6" style:family="text">
      <style:text-properties officeooo:rsid="000dbd4d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228b22" loext:char-shading-value="0"/>
    </style:style>
    <style:style style:name="T9" style:family="text">
      <style:text-properties fo:font-weight="bold" officeooo:rsid="000c1e9f" fo:background-color="#228b22" loext:char-shading-value="0" style:font-weight-asian="bold" style:font-weight-complex="bold"/>
    </style:style>
    <style:style style:name="T10" style:family="text">
      <style:text-properties officeooo:rsid="000ebda5"/>
    </style:style>
    <style:style style:name="T11" style:family="text">
      <style:text-properties fo:background-color="#8b0000" loext:char-shading-value="0"/>
    </style:style>
    <style:style style:name="T12" style:family="text">
      <style:text-properties fo:background-color="#000080" loext:char-shading-value="0"/>
    </style:style>
    <style:style style:name="T13" style:family="text">
      <style:text-properties officeooo:rsid="000fd145"/>
    </style:style>
    <style:style style:name="T14" style:family="text">
      <style:text-properties fo:background-color="#008080" loext:char-shading-value="0"/>
    </style:style>
    <style:style style:name="T15" style:family="text">
      <style:text-properties fo:color="#c9211e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6" style:family="text">
      <style:text-properties officeooo:rsid="0014c1e6"/>
    </style:style>
    <style:style style:name="T17" style:family="text">
      <style:text-properties fo:color="#000000" fo:background-color="#9932cc" loext:char-shading-value="0"/>
    </style:style>
    <style:style style:name="T18" style:family="text">
      <style:text-properties style:use-window-font-color="true" fo:font-weight="normal" officeooo:rsid="0014c1e6" fo:background-color="transparent" loext:char-shading-value="0" style:font-weight-asian="normal" style:font-weight-complex="normal"/>
    </style:style>
    <style:style style:name="T19" style:family="text">
      <style:text-properties fo:color="#ffffff"/>
    </style:style>
    <style:style style:name="T20" style:family="text">
      <style:text-properties fo:color="#ffffff" fo:background-color="#000000" loext:char-shading-value="0"/>
    </style:style>
    <style:style style:name="T21" style:family="text">
      <style:text-properties fo:color="#ffffff" fo:background-color="#000000" loext:char-shading-value="0"/>
    </style:style>
    <style:style style:name="T22" style:family="text">
      <style:text-properties fo:color="#ffffff" officeooo:rsid="0014d44e" fo:background-color="#000000" loext:char-shading-value="0"/>
    </style:style>
    <style:style style:name="T23" style:family="text">
      <style:text-properties fo:color="#ffffff" officeooo:rsid="0014d44e" fo:background-color="#000000" loext:char-shading-value="0"/>
    </style:style>
    <style:style style:name="T24" style:family="text">
      <style:text-properties fo:color="#ffffff" officeooo:rsid="0019a20b" fo:background-color="#000000" loext:char-shading-value="0"/>
    </style:style>
    <style:style style:name="T25" style:family="text">
      <style:text-properties fo:color="#ffffff" fo:background-color="#000080" loext:char-shading-value="0"/>
    </style:style>
    <style:style style:name="T26" style:family="text">
      <style:text-properties fo:color="#ffffff" fo:background-color="#8b4513" loext:char-shading-value="0"/>
    </style:style>
    <style:style style:name="T27" style:family="text">
      <style:text-properties fo:color="#ffffff" fo:background-color="#b22222" loext:char-shading-value="0"/>
    </style:style>
    <style:style style:name="T28" style:family="text">
      <style:text-properties officeooo:rsid="00153c7b"/>
    </style:style>
    <style:style style:name="T29" style:family="text">
      <style:text-properties officeooo:rsid="00169ddc"/>
    </style:style>
    <style:style style:name="T30" style:family="text">
      <style:text-properties officeooo:rsid="0019a20b"/>
    </style:style>
    <style:style style:name="T31" style:family="text">
      <style:text-properties fo:background-color="#f0ffff" loext:char-shading-value="0"/>
    </style:style>
    <style:style style:name="T32" style:family="text">
      <style:text-properties officeooo:rsid="0019a20b" fo:background-color="#f0ffff" loext:char-shading-value="0"/>
    </style:style>
    <style:style style:name="T33" style:family="text">
      <style:text-properties fo:background-color="#adff2f" loext:char-shading-value="0"/>
    </style:style>
    <style:style style:name="T34" style:family="text">
      <style:text-properties officeooo:rsid="0019a20b" fo:background-color="#8b4513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<text:span text:style-name="T1">03 Linux learning </text:span></text:p>
      <text:p text:style-name="Standard"/>
      <text:p text:style-name="P1">sudo power and avengers fight with many more</text:p>
      <text:p text:style-name="P1"/>
      <text:p text:style-name="P1">Let’s suppose thanos as the new man entered our system </text:p>
      <text:p text:style-name="P1">So, let’s have avengers to fight thanos ..</text:p>
      <text:p text:style-name="P1">kali_37@kali-37:/$ sudo adduser thor</text:p>
      <text:p text:style-name="P1">Adding user `thor' ...</text:p>
      <text:p text:style-name="P1">Adding new group `thor' (1001) ...</text:p>
      <text:p text:style-name="P1">Adding new user `thor' (1001) with group `thor' ...</text:p>
      <text:p text:style-name="P1">Creating home directory `/home/thor' ...</text:p>
      <text:p text:style-name="P1">Copying files from `/etc/skel' ...</text:p>
      <text:p text:style-name="P1">New password: </text:p>
      <text:p text:style-name="P1">Retype new password: </text:p>
      <text:p text:style-name="P1">passwd: password updated successfully</text:p>
      <text:p text:style-name="P1">Changing the user information for thor</text:p>
      <text:p text:style-name="P1">Enter the new value, or press ENTER for the default</text:p>
      <text:p text:style-name="P1"><text:tab/>Full Name []: Thor </text:p>
      <text:p text:style-name="P1"><text:tab/>Room Number []: 12</text:p>
      <text:p text:style-name="P1"><text:tab/>Work Phone []: </text:p>
      <text:p text:style-name="P1"><text:tab/>Home Phone []: </text:p>
      <text:p text:style-name="P1"><text:tab/>Other []: </text:p>
      <text:p text:style-name="P1">&gt;&gt;</text:p>
      <text:p text:style-name="P1">kali_37@kali-37:/$ sudo adduser thor</text:p>
      <text:p text:style-name="P1">Adding user `thor' ...</text:p>
      <text:p text:style-name="P1">Adding new group `thor' (1001) ...</text:p>
      <text:p text:style-name="P1">Adding new user `thor' (1001) with group `thor' ...</text:p>
      <text:p text:style-name="P1">Creating home directory `/home/thor' ...</text:p>
      <text:p text:style-name="P1">Copying files from `/etc/skel' ...</text:p>
      <text:p text:style-name="P1">New password: </text:p>
      <text:p text:style-name="P1">Retype new password: </text:p>
      <text:p text:style-name="P1">passwd: password updated successfully</text:p>
      <text:p text:style-name="P1">Changing the user information for thor</text:p>
      <text:p text:style-name="P1">Enter the new value, or press ENTER for the default</text:p>
      <text:p text:style-name="P1"><text:tab/>Full Name []: Thor </text:p>
      <text:p text:style-name="P1"><text:tab/>Room Number []: 12</text:p>
      <text:p text:style-name="P1"><text:tab/>Work Phone []: </text:p>
      <text:p text:style-name="P1"><text:tab/>Home Phone []: </text:p>
      <text:p text:style-name="P1"><text:tab/>Other []: </text:p>
      <text:p text:style-name="P1">&lt;&lt;</text:p>
      <text:p text:style-name="P1"/>
      <text:p text:style-name="P1">Again going to see how many user are there </text:p>
      <text:p text:style-name="P1">kali_37@kali-37:/$ cat /etc/passwd # it will cat directly to file etc/passwd </text:p>
      <text:p text:style-name="P1"/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<text:soft-page-break/>games:x:5:60:games:/usr/games:/usr/sbin/nologin</text:p>
      <text:p text:style-name="P1">man:x:6:12:man:/var/cache/man:/usr/sbin/nologin</text:p>
      <text:p text:style-name="P1">lp:x:7:7:lp:/var/spool/lpd:/usr/sbin/nologin</text:p>
      <text:p text:style-name="P1">mail:x:8:8:mail:/var/mail:/usr/sbin/nologin</text:p>
      <text:p text:style-name="P1">news:x:9:9:news:/var/spool/news:/usr/sbin/nologin</text:p>
      <text:p text:style-name="P1">uucp:x:10:10:uucp:/var/spool/uucp:/usr/sbin/nologin</text:p>
      <text:p text:style-name="P1">proxy:x:13:13:proxy:/bin:/usr/sbin/nologin</text:p>
      <text:p text:style-name="P1">www-data:x:33:33:www-data:/var/www:/usr/sbin/nologin</text:p>
      <text:p text:style-name="P1">backup:x:34:34:backup:/var/backups:/usr/sbin/nologin</text:p>
      <text:p text:style-name="P1">list:x:38:38:Mailing List Manager:/var/list:/usr/sbin/nologin</text:p>
      <text:p text:style-name="P1">irc:x:39:39:ircd:/var/run/ircd:/usr/sbin/nologin</text:p>
      <text:p text:style-name="P1">gnats:x:41:41:Gnats Bug-Reporting System (admin):/var/lib/gnats:/usr/sbin/nologin</text:p>
      <text:p text:style-name="P1">nobody:x:65534:65534:nobody:/nonexistent:/usr/sbin/nologin</text:p>
      <text:p text:style-name="P1">systemd-network:x:100:102:systemd Network Management,,,:/run/systemd:/usr/sbin/nologin</text:p>
      <text:p text:style-name="P1">systemd-resolve:x:101:103:systemd Resolver,,,:/run/systemd:/usr/sbin/nologin</text:p>
      <text:p text:style-name="P1">systemd-timesync:x:102:104:systemd Time Synchronization,,,:/run/systemd:/usr/sbin/nologin</text:p>
      <text:p text:style-name="P1">messagebus:x:103:106::/nonexistent:/usr/sbin/nologin</text:p>
      <text:p text:style-name="P1">syslog:x:104:110::/home/syslog:/usr/sbin/nologin</text:p>
      <text:p text:style-name="P1">_apt:x:105:65534::/nonexistent:/usr/sbin/nologin</text:p>
      <text:p text:style-name="P1">tss:x:106:111:TPM software stack,,,:/var/lib/tpm:/bin/false</text:p>
      <text:p text:style-name="P1">uuidd:x:107:114::/run/uuidd:/usr/sbin/nologin</text:p>
      <text:p text:style-name="P1">tcpdump:x:108:115::/nonexistent:/usr/sbin/nologin</text:p>
      <text:p text:style-name="P1">avahi-autoipd:x:109:116:Avahi autoip daemon,,,:/var/lib/avahi-autoipd:/usr/sbin/nologin</text:p>
      <text:p text:style-name="P1">usbmux:x:110:46:usbmux daemon,,,:/var/lib/usbmux:/usr/sbin/nologin</text:p>
      <text:p text:style-name="P1">rtkit:<text:span text:style-name="T4">x</text:span>:111:117:RealtimeKit,,,:/proc:/usr/sbin/nologin</text:p>
      <text:p text:style-name="P1">dnsmasq:<text:span text:style-name="T4">x:</text:span>112:65534:dnsmasq,,,:/var/lib/misc:/usr/sbin/nologin</text:p>
      <text:p text:style-name="P1">cups-pk-helper:<text:span text:style-name="T4">x:</text:span>113:120:user for cups-pk-helper service,,,:/home/cups-pk-helper:/usr/sbin/nologin</text:p>
      <text:p text:style-name="P1">speech-dispatcher:<text:span text:style-name="T4">x</text:span>:114:29:Speech Dispatcher,,,:/run/speech-dispatcher:/bin/false</text:p>
      <text:p text:style-name="P1">avahi:<text:span text:style-name="T4">x:</text:span>115:121:Avahi mDNS daemon,,,:/var/run/avahi-daemon:/usr/sbin/nologin</text:p>
      <text:p text:style-name="P1">kernoops:<text:span text:style-name="T4">x</text:span>:116:65534:Kernel Oops Tracking Daemon,,,:/:/usr/sbin/nologin</text:p>
      <text:p text:style-name="P1">saned:<text:span text:style-name="T4">x</text:span>:117:123::/var/lib/saned:/usr/sbin/nologin</text:p>
      <text:p text:style-name="P1">nm-openvpn:<text:span text:style-name="T4">x:</text:span>118:124:NetworkManager OpenVPN,,,:/var/lib/openvpn/chroot:/usr/sbin/nologin</text:p>
      <text:p text:style-name="P1">hplip:<text:span text:style-name="T4">x</text:span>:119:7:HPLIP system user,,,:/run/hplip:/bin/false</text:p>
      <text:p text:style-name="P1">whoopsie:<text:span text:style-name="T4">x:</text:span>120:125::/nonexistent:/bin/false</text:p>
      <text:p text:style-name="P1">colord<text:span text:style-name="T4">:x</text:span>:121:126:colord colour management daemon,,,:/var/lib/colord:/usr/sbin/nologin</text:p>
      <text:p text:style-name="P1">geoclue:<text:span text:style-name="T4">x</text:span>:122:127::/var/lib/geoclue:/usr/sbin/nologin</text:p>
      <text:p text:style-name="Standard"><text:span text:style-name="T1">pulse:</text:span><text:span text:style-name="T5">x</text:span><text:span text:style-name="T1">:123:128:PulseAudio daemon,,,:/var/</text:span>run<text:span text:style-name="T1">/pulse:/usr/sbin/nologin</text:span></text:p>
      <text:p text:style-name="P1">gnome-initial-setup:x:124:65534::/run/gnome-initial-setup/:/bin/false</text:p>
      <text:p text:style-name="P1">gdm:<text:span text:style-name="T4">x:</text:span><text:span text:style-name="T8">125:130:</text:span>Gnome Display Manager:/var/lib/gdm3:/bin/false</text:p>
      <text:p text:style-name="P1">sssd:<text:span text:style-name="T4">x</text:span>:<text:span text:style-name="T8">126:131</text:span>:SSSD system user,,,:/var/lib/sss:/usr/sbin/nologin</text:p>
      <text:p text:style-name="P3">kali_37:<text:span text:style-name="T4">x</text:span>:<text:span text:style-name="T8">1000:1000</text:span>:KALI_37,,,:/home/kali_37:/bin/bash <text:s/></text:p>
      <text:p text:style-name="P1">systemd-coredump:x:<text:span text:style-name="T8">999:999</text:span>:systemd Core Dumper:/:/usr/sbin/nologin</text:p>
      <text:p text:style-name="P2">thor:<text:span text:style-name="T4">x</text:span>:<text:span text:style-name="T8">1001:1001</text:span>:Thor,12,,:/home/thor:/bin/bash</text:p>
      <text:p text:style-name="P6"/>
      <text:p text:style-name="P6">Here, we can see so many users but they are already for system ..</text:p>
      <text:p text:style-name="P6">let’s consider about ours.</text:p>
      <text:p text:style-name="P4">#here, kali is our sudo user and thor is also, added here</text:p>
      <text:p text:style-name="P4">where thor is form <text:span text:style-name="T6">avengers</text:span></text:p>
      <text:p text:style-name="P4"/>
      <text:p text:style-name="P5"><text:soft-page-break/>Here, <text:s/><text:span text:style-name="T9">1001:1001 : </text:span></text:p>
      <text:p text:style-name="P5">it states 1001 at first is userID and after ‘:’ it’s a GID called group id </text:p>
      <text:p text:style-name="P5">when we make user it’s group is also made of same name <text:span text:style-name="T10">ln linux</text:span></text:p>
      <text:p text:style-name="P5"/>
      <text:p text:style-name="P5"/>
      <text:p text:style-name="P5"/>
      <text:p text:style-name="P5"/>
      <text:p text:style-name="P5">And we see <text:span text:style-name="T7">x</text:span> highlighted there is password of each user name stored and they are </text:p>
      <text:p text:style-name="P5">stored in dark called shadow</text:p>
      <text:p text:style-name="P5">I.e <text:s/>etc/shadow let’s explore password hash:</text:p>
      <text:p text:style-name="P5"/>
      <text:p text:style-name="P6">&gt;&gt;</text:p>
      <text:p text:style-name="P5">kali_37@kali-37:/$ sudo cat /etc/shadow</text:p>
      <text:p text:style-name="P5"/>
      <text:p text:style-name="P5"/>
      <text:p text:style-name="P5">root:!:18954:0:99999:7:::</text:p>
      <text:p text:style-name="P5">daemon:*:18858:0:99999:7:::</text:p>
      <text:p text:style-name="P5">bin:*:18858:0:99999:7:::</text:p>
      <text:p text:style-name="P5">sys:*:18858:0:99999:7:::</text:p>
      <text:p text:style-name="P5">sync:*:18858:0:99999:7:::</text:p>
      <text:p text:style-name="P5">games:*:18858:0:99999:7:::</text:p>
      <text:p text:style-name="P5">man:*:18858:0:99999:7:::</text:p>
      <text:p text:style-name="P5">lp:*:18858:0:99999:7:::</text:p>
      <text:p text:style-name="P5">mail:*:18858:0:99999:7:::</text:p>
      <text:p text:style-name="P5">news:*:18858:0:99999:7:::</text:p>
      <text:p text:style-name="P5">uucp:*:18858:0:99999:7:::</text:p>
      <text:p text:style-name="P5">proxy:*:18858:0:99999:7:::</text:p>
      <text:p text:style-name="P5">www-data:*:18858:0:99999:7:::</text:p>
      <text:p text:style-name="P5">backup:*:18858:0:99999:7:::</text:p>
      <text:p text:style-name="P5">list:*:18858:0:99999:7:::</text:p>
      <text:p text:style-name="P5">irc:*:18858:0:99999:7:::</text:p>
      <text:p text:style-name="P5">gnats:*:18858:0:99999:7:::</text:p>
      <text:p text:style-name="P5">nobody:*:18858:0:99999:7:::</text:p>
      <text:p text:style-name="P5">systemd-network:*:18858:0:99999:7:::</text:p>
      <text:p text:style-name="P5">systemd-resolve:*:18858:0:99999:7:::</text:p>
      <text:p text:style-name="P5">systemd-timesync:*:18858:0:99999:7:::</text:p>
      <text:p text:style-name="P5">messagebus:*:18858:0:99999:7:::</text:p>
      <text:p text:style-name="P5">syslog:*:18858:0:99999:7:::</text:p>
      <text:p text:style-name="P5">_apt:*:18858:0:99999:7:::</text:p>
      <text:p text:style-name="P5">tss:*:18858:0:99999:7:::</text:p>
      <text:p text:style-name="P5">uuidd:*:18858:0:99999:7:::</text:p>
      <text:p text:style-name="P5">tcpdump:*:18858:0:99999:7:::</text:p>
      <text:p text:style-name="P5">avahi-autoipd:*:18858:0:99999:7:::</text:p>
      <text:p text:style-name="P5">usbmux:*:18858:0:99999:7:::</text:p>
      <text:p text:style-name="P5">rtkit:*:18858:0:99999:7:::</text:p>
      <text:p text:style-name="P5">dnsmasq:*:18858:0:99999:7:::</text:p>
      <text:p text:style-name="P5">cups-pk-helper:*:18858:0:99999:7:::</text:p>
      <text:p text:style-name="P5">speech-dispatcher:!:18858:0:99999:7:::</text:p>
      <text:p text:style-name="P5">avahi:*:18858:0:99999:7:::</text:p>
      <text:p text:style-name="P5"><text:soft-page-break/>kernoops:*:18858:0:99999:7:::</text:p>
      <text:p text:style-name="P5">saned:*:18858:0:99999:7:::</text:p>
      <text:p text:style-name="P5">nm-openvpn:*:18858:0:99999:7:::</text:p>
      <text:p text:style-name="P5">hplip:*:18858:0:99999:7:::</text:p>
      <text:p text:style-name="P5">whoopsie:*:18858:0:99999:7:::</text:p>
      <text:p text:style-name="P5">colord:*:18858:0:99999:7:::</text:p>
      <text:p text:style-name="P5">geoclue:*:18858:0:99999:7:::</text:p>
      <text:p text:style-name="P5">pulse:*:18858:0:99999:7:::</text:p>
      <text:p text:style-name="P5">gnome-initial-setup:*:18858:0:99999:7:::</text:p>
      <text:p text:style-name="P5">gdm:*:18858:0:99999:7:::</text:p>
      <text:p text:style-name="P5">sssd:*:18858:0:99999:7:::</text:p>
      <text:p text:style-name="P5">kali_37:<text:span text:style-name="T11">$6$tz7kxLjXDprFt2kw$z7WSZU/GAXquMUVc/lTjIrZgjtm49Gx2D13ZAxR6vcP8phuRnGykhJTiLZDVsNMQl2RdEAds2dZPJoFBwJDvA0:18954:0:99999:7:::</text:span></text:p>
      <text:p text:style-name="P5">systemd-coredump:!!:18954::::::</text:p>
      <text:p text:style-name="P5">thor:<text:span text:style-name="T11">$6$B0nbfoSyEWcFQ51v$b89rVLKywd1THqRxSvg6gKUkMyU7B0QjK3cJyh4czE3iyKsFDrieVM/0Jsd3CxQvPNJ6oQ6RqBizfafGSzlfF.:18956:0:99999:7:::</text:span></text:p>
      <text:p text:style-name="P9"/>
      <text:p text:style-name="P6">&lt;&lt;</text:p>
      <text:p text:style-name="P6">These, are the hash code of their respective password </text:p>
      <text:p text:style-name="P6"><text:s/></text:p>
      <text:p text:style-name="P6">Now, let’s add iron man , hulk but we don’t want their password and other information typed </text:p>
      <text:p text:style-name="P6">bocz they are many so we will do it by command </text:p>
      <text:p text:style-name="P6"/>
      <text:p text:style-name="P6">sudo ‘useradd’ in place of ‘adduser’</text:p>
      <text:p text:style-name="P6">&gt;&gt;</text:p>
      <text:p text:style-name="P6">kali_37@kali-37:/$ sudo useradd hulk</text:p>
      <text:p text:style-name="P6">kali_37@kali-37:/$ sudo useradd doctorstrange</text:p>
      <text:p text:style-name="P6">kali_37@kali-37:/$ <text:s/>……….. and so on..</text:p>
      <text:p text:style-name="P6">&lt;&lt;</text:p>
      <text:p text:style-name="P8">let’s diff betw adduser and useradd</text:p>
      <text:p text:style-name="P8"/>
      <text:p text:style-name="P8"/>
      <text:p text:style-name="P8">&gt;&gt;</text:p>
      <text:p text:style-name="P8"/>
      <text:p text:style-name="P8"/>
      <text:p text:style-name="P6">kali_37@kali-37:/$ cat etc/passwd</text:p>
      <text:p text:style-name="P6"/>
      <text:p text:style-name="P8"># here, only listing needed users</text:p>
      <text:p text:style-name="P6"/>
      <text:p text:style-name="P6">kali_37:x:1000:1000:KALI_37,,,:/home/kali_37:<text:span text:style-name="T11">/bin/bash</text:span></text:p>
      <text:p text:style-name="P6">systemd-coredump:x:999:999:systemd Core Dumper:/:/usr/sbin/nologin</text:p>
      <text:p text:style-name="P6">thor:x:1001:1001:Thor,12,,:/home/thor:/<text:span text:style-name="T11">bin/bash <text:s/></text:span><text:span text:style-name="T2"><text:s/></text:span></text:p>
      <text:p text:style-name="P6">ironman:<text:span text:style-name="T14">x</text:span>:1002:1002::/home/ironman:/<text:span text:style-name="T12">bin/sh</text:span></text:p>
      <text:p text:style-name="P6">hulk:<text:span text:style-name="T14">x</text:span>:1003:1003::/home/hulk:/<text:span text:style-name="T12">bin/sh</text:span></text:p>
      <text:p text:style-name="P6">doctorstrange:<text:span text:style-name="T14">x</text:span>:1004:1004::/home/doctorstrange:/<text:span text:style-name="T12">bin/sh</text:span></text:p>
      <text:p text:style-name="P8"/>
      <text:p text:style-name="P8">&lt;&lt;</text:p>
      <text:p text:style-name="P7"><text:soft-page-break/>/<text:span text:style-name="T11">bin/bash <text:s/></text:span><text:span text:style-name="T2"><text:s/></text:span><text:span text:style-name="T3">and </text:span><text:span text:style-name="T12">bin/sh </text:span><text:span text:style-name="T3">diff is seen </text:span></text:p>
      <text:p text:style-name="P20"/>
      <text:p text:style-name="P10">in adduser and useradd</text:p>
      <text:p text:style-name="P10">* shell are different one is bash and other is sh</text:p>
      <text:p text:style-name="P10"><text:s/><text:tab/> </text:p>
      <text:p text:style-name="P16">x <text:span text:style-name="T2"><text:s/>; seems they too have password </text:span></text:p>
      <text:p text:style-name="P12"><text:tab/><text:span text:style-name="T13">let’s see </text:span>if there is password hash for new added users as useradd </text:p>
      <text:p text:style-name="P11">&gt;&gt;</text:p>
      <text:p text:style-name="P11">kali_37@kali-37:/$ sudo cat /etc/shadow</text:p>
      <text:p text:style-name="P11"/>
      <text:p text:style-name="P11">root:!:18954:0:99999:7:::</text:p>
      <text:p text:style-name="P11">:</text:p>
      <text:p text:style-name="P11">:</text:p>
      <text:p text:style-name="P11">kali_37:$6$tz7kxLjXDprFt2kw$z7WSZU/GAXquMUVc/lTjIrZgjtm49Gx2D13ZAxR6vcP8phuRnGykhJTiLZDVsNMQl2RdEAds2dZPJoFBwJDvA0:18954:0:99999:7:::</text:p>
      <text:p text:style-name="P11">systemd-coredump:!!:18954::::::</text:p>
      <text:p text:style-name="P11">thor:$6$B0nbfoSyEWcFQ51v$b89rVLKywd1THqRxSvg6gKUkMyU7B0QjK3cJyh4czE3iyKsFDrieVM/0Jsd3CxQvPNJ6oQ6RqBizfafGSzlfF.:18956:0:99999:7:::</text:p>
      <text:p text:style-name="P11">ironman:!<text:span text:style-name="T14">:18956:0:99999:7:::</text:span></text:p>
      <text:p text:style-name="P11">hulk:<text:span text:style-name="T14">!:18956:0:99999:7:::</text:span></text:p>
      <text:p text:style-name="P11">doctorstrange:<text:span text:style-name="T14">!:18956:0:99999:7:::</text:span></text:p>
      <text:p text:style-name="P11"/>
      <text:p text:style-name="P11">kali_37@kali-37:/$ </text:p>
      <text:p text:style-name="P11"/>
      <text:p text:style-name="P11">&lt;&lt; </text:p>
      <text:p text:style-name="P11">New added users have password hash as same l; <text:s/><text:span text:style-name="T14">!:18956:0:99999:7:::</text:span></text:p>
      <text:p text:style-name="P13"/>
      <text:p text:style-name="P14">Now, to change shell from sh to bash we will type command </text:p>
      <text:p text:style-name="P14"/>
      <text:p text:style-name="P14">kali_37@kali-37:/$ sudo usermod ironman --shell /bin/bash</text:p>
      <text:p text:style-name="P14"/>
      <text:p text:style-name="P14">Now to change username bocz sometimes ironman is not ironman but tonyshark</text:p>
      <text:p text:style-name="P14"/>
      <text:p text:style-name="P14">kali_37@kali-37:/$ sudo usermod -l tonystark ironman</text:p>
      <text:p text:style-name="P14"/>
      <text:p text:style-name="P15">Now useradd command dosen’t use to get home directory but now</text:p>
      <text:p text:style-name="P15">it can get bash shell I.e home directory as following command</text:p>
      <text:p text:style-name="P15"/>
      <text:p text:style-name="P17">:~$ sudo useradd loki -m</text:p>
      <text:p text:style-name="P15">now loki shell is bash I.e it will get home directory</text:p>
      <text:p text:style-name="P15"/>
      <text:p text:style-name="P15"/>
      <text:p text:style-name="P15">thor@kali-37:~$ su – thor <text:s text:c="2"/><text:span text:style-name="T16"># switching to thor user</text:span></text:p>
      <text:p text:style-name="P15">Password: </text:p>
      <text:p text:style-name="P15">thor@kali-37:~$ sudo apt install zip <text:s/><text:span text:style-name="T16"># giving thor to do sudo command..</text:span></text:p>
      <text:p text:style-name="P15">thor is not in the <text:span text:style-name="T15">sudoers</text:span> file. <text:s/>This incident will be reported. <text:s/><text:span text:style-name="T16"># it <text:s/>can be done</text:span></text:p>
      <text:p text:style-name="P22"># Now to give previlage to thor to acess sudo command … </text:p>
      <text:p text:style-name="P22"><text:soft-page-break/></text:p>
      <text:p text:style-name="P22"/>
      <text:p text:style-name="P22"/>
      <text:p text:style-name="P29">The below output will be edit able</text:p>
      <text:p text:style-name="P22"/>
      <text:p text:style-name="P22"><text:s text:c="2"/>GNU nano 4.8 <text:s text:c="19"/>/etc/sudoers.tmp <text:s text:c="29"/></text:p>
      <text:p text:style-name="P22"/>
      <text:p text:style-name="P22"># This file MUST be edited with the 'visudo' command as root.</text:p>
      <text:p text:style-name="P22">#</text:p>
      <text:p text:style-name="P22"># Please consider adding local content in /etc/sudoers.d/ instead of</text:p>
      <text:p text:style-name="P22"># directly modifying this file.</text:p>
      <text:p text:style-name="P22">#</text:p>
      <text:p text:style-name="P22"># See the man page for details on how to write a sudoers file.</text:p>
      <text:p text:style-name="P22">#</text:p>
      <text:p text:style-name="P22">Defaults <text:s text:c="7"/>env_reset</text:p>
      <text:p text:style-name="P22">Defaults <text:s text:c="7"/>mail_badpass</text:p>
      <text:p text:style-name="P22">Defaults <text:s text:c="7"/>secure_path="/usr/local/sbin:/usr/local/bin:/usr/sbin:/usr/bin:&gt;</text:p>
      <text:p text:style-name="P22"/>
      <text:p text:style-name="P22"># Host alias specification</text:p>
      <text:p text:style-name="P22"/>
      <text:p text:style-name="P22"># User alias specification</text:p>
      <text:p text:style-name="P22"/>
      <text:p text:style-name="P22"># Cmnd alias specification</text:p>
      <text:p text:style-name="P22"/>
      <text:p text:style-name="P22"># User privilege specification</text:p>
      <text:p text:style-name="P33"><text:span text:style-name="T18">root <text:s text:c="3"/>ALL=(ALL:ALL) ALL <text:s text:c="4"/></text:span><text:span text:style-name="T21"><text:s text:c="2"/># here root user is given all privilege</text:span></text:p>
      <text:p text:style-name="P22"><text:s text:c="31"/>[ Read 29 lines ]</text:p>
      <text:p text:style-name="P22"># Members of the admin group may gain root privileges</text:p>
      <text:p text:style-name="P23">%admin ALL=(ALL) ALL <text:s text:c="6"/><text:span text:style-name="T21"><text:s text:c="2"/># here </text:span><text:span text:style-name="T23">group</text:span><text:span text:style-name="T21"> user is given all privilege</text:span></text:p>
      <text:p text:style-name="P22"/>
      <text:p text:style-name="P22"># Allow members of group sudo to execute any command</text:p>
      <text:p text:style-name="P23">%sudo <text:s text:c="2"/>ALL=(ALL:ALL) ALL <text:s/><text:span text:style-name="T21"># here </text:span><text:span text:style-name="T23">sudo power goes same as root one.</text:span></text:p>
      <text:p text:style-name="P22"/>
      <text:p text:style-name="P22"># See sudoers(5) for more information on "#include" directives:</text:p>
      <text:p text:style-name="P22"/>
      <text:p text:style-name="P22">#includedir /etc/sudoers.d</text:p>
      <text:p text:style-name="P22"/>
      <text:p text:style-name="P22"/>
      <text:p text:style-name="P22">^G Get Help <text:s/>^O Write Out ^W Where Is <text:s/>^K Cut Text <text:s/>^J Justify <text:s text:c="2"/>^C Cur Pos</text:p>
      <text:p text:style-name="P22">^X Exit <text:s text:c="5"/>^R Read File ^\ Replace <text:s text:c="2"/>^U Paste Text^T To Spell <text:s/>^_ Go To Line</text:p>
      <text:p text:style-name="P22"/>
      <text:p text:style-name="P22"/>
      <text:p text:style-name="P27"># Now we are going to add <text:span text:style-name="T28">thor to be provided with root power</text:span></text:p>
      <text:p text:style-name="P27"/>
      <text:p text:style-name="P27"/>
      <text:p text:style-name="P24"># User privilege specification</text:p>
      <text:p text:style-name="P34"><text:span text:style-name="T18">root <text:s text:c="3"/>ALL=(ALL:ALL) ALL <text:s text:c="4"/></text:span><text:span text:style-name="T21"><text:s text:c="2"/># here root user is given all privilege </text:span></text:p>
      <text:p text:style-name="P35">thor <text:s text:c="3"/>ALL=ALL <text:s text:c="8"/><text:span text:style-name="T25"># this line is added by me so that thor also gets all privilege to kill thanos</text:span></text:p>
      <text:p text:style-name="P24"><text:s text:c="31"/>[ Read 29 lines ]</text:p>
      <text:p text:style-name="P24"><text:soft-page-break/># Members of the admin group may gain root privileges</text:p>
      <text:p text:style-name="P24">%admin ALL=(ALL) ALL <text:s text:c="6"/><text:span text:style-name="T21"><text:s text:c="2"/># here </text:span><text:span text:style-name="T23">group</text:span><text:span text:style-name="T21"> user is given all privilege</text:span></text:p>
      <text:p text:style-name="P28"/>
      <text:p text:style-name="P28">ctrl+X and then ,y to save all..</text:p>
      <text:p text:style-name="P29"/>
      <text:p text:style-name="P29">NOW THOR ALSO, HAVE ALL the powe<text:span text:style-name="T29">r Now we gonn’a make group name infinity gaunlet to kill thanos</text:span></text:p>
      <text:p text:style-name="P29"/>
      <text:p text:style-name="P30">now making group named infinity gaunlet to kill thanos</text:p>
      <text:p text:style-name="P30"/>
      <text:p text:style-name="P32">:~$ sudo addgroup infinitygaunlet</text:p>
      <text:p text:style-name="P31"># now new group is created</text:p>
      <text:p text:style-name="P31"/>
      <text:p text:style-name="P31"/>
      <text:p text:style-name="P32">sudo usermod -aG infinitygaunlet ironman tonystark thor loki drstarnge <text:span text:style-name="T34">thanos</text:span> <text:span text:style-name="T17"># -aG means append Group</text:span></text:p>
      <text:p text:style-name="P32"/>
      <text:p text:style-name="P36"># this command helps to add ironman and .. to infinitygaunlet group </text:p>
      <text:p text:style-name="P36"/>
      <text:h text:style-name="P18" text:outline-level="2">Now adding group in edit section coding : <text:span text:style-name="T31"><text:s text:c="5"/>: <text:s/></text:span></text:h>
      <text:h text:style-name="P18" text:outline-level="2"><text:span text:style-name="T31">:</text:span><text:span text:style-name="T32">~$</text:span><text:span text:style-name="T31"> <text:s/></text:span><text:s/><text:span text:style-name="T33"><text:s text:c="2"/>scode viscode <text:s text:c="2"/></text:span></text:h>
      <text:p text:style-name="P37"><text:span text:style-name="T33"/></text:p>
      <text:p text:style-name="P26"># Members of the admin group may gain root privileges</text:p>
      <text:p text:style-name="P25"><text:span text:style-name="T33">%admin ALL=(ALL) ALL <text:s text:c="6"/></text:span><text:span text:style-name="T20"><text:s text:c="2"/># here </text:span><text:span text:style-name="T22">group</text:span><text:span text:style-name="T20"> user is given all privilege</text:span></text:p>
      <text:p text:style-name="P25"><text:span text:style-name="T20"/></text:p>
      <text:p text:style-name="P38">%<text:span text:style-name="T30">infinitygauntlet <text:s/>ALL=ALL <text:s text:c="2"/></text:span><text:span text:style-name="T24"># infinitygauntlet group has also all acess now</text:span></text:p>
      <text:p text:style-name="P38"><text:span text:style-name="T24"/></text:p>
      <text:p text:style-name="P38"><text:span text:style-name="T24"/></text:p>
      <text:p text:style-name="P39"><text:span text:style-name="T20">sudo gpasswd <text:tab/>-d thanos infinitygauntlet <text:s text:c="5"/></text:span><text:span text:style-name="T26"># thanos is kicked out from group now</text:span></text:p>
      <text:p text:style-name="P39"><text:span text:style-name="T26"/></text:p>
      <text:p text:style-name="P39"><text:span text:style-name="T26">sudo userdel thanos <text:s text:c="4"/></text:span><text:span text:style-name="T27"># <text:s/>Now, thanos just got killed </text:span></text:p>
      <text:p text:style-name="P39"><text:span text:style-name="T27"/></text:p>
      <text:p text:style-name="P42">now ironman will break infinitygaunlet too </text:p>
      <text:p text:style-name="P42">so new command to delete group is <text:s text:c="9"/>:</text:p>
      <text:p text:style-name="P40"><text:span text:style-name="T27"><text:s/></text:span></text:p>
      <text:p text:style-name="P41"><text:span text:style-name="T19">sudo groupdel infinitygauntlet</text:span></text:p>
      <text:p text:style-name="P41"><text:span text:style-name="T19"/></text:p>
      <text:h text:style-name="P19" text:outline-level="3"/>
      <text:h text:style-name="P19" text:outline-level="3">just finished and we saw the power of sudo and root user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8:55:36.526904905</meta:creation-date>
    <dc:date>2021-11-26T22:48:47.675614634</dc:date>
    <meta:editing-duration>PT8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55" meta:word-count="1127" meta:character-count="10924" meta:non-whitespace-character-count="9741"/>
  </office:meta>
</office:document-meta>
</file>